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fo:language="en" fo:country="GB"/>
    </style:style>
    <style:style style:name="P2" style:parent-style-name="Normal" style:family="paragraph">
      <style:text-properties fo:font-weight="bold" style:font-weight-asian="bold" style:font-weight-complex="bold" fo:language="en" fo:country="GB"/>
    </style:style>
    <style:style style:name="T3" style:parent-style-name="DefaultParagraphFont" style:family="text">
      <style:text-properties fo:font-style="italic" style:font-style-asian="italic" style:font-style-complex="italic" fo:language="en" fo:country="GB"/>
    </style:style>
    <style:style style:name="P4" style:parent-style-name="Normal" style:family="paragraph">
      <style:text-properties fo:font-weight="bold" style:font-weight-asian="bold" style:font-weight-complex="bold" fo:language="en" fo:country="GB"/>
    </style:style>
    <style:style style:name="T5" style:parent-style-name="DefaultParagraphFont" style:family="text">
      <style:text-properties fo:font-style="italic" style:font-style-asian="italic" style:font-style-complex="italic" fo:language="en" fo:country="GB"/>
    </style:style>
    <style:style style:name="P6" style:parent-style-name="Normal" style:family="paragraph">
      <style:text-properties fo:font-weight="bold" style:font-weight-asian="bold" style:font-weight-complex="bold"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font-weight="bold" style:font-weight-asian="bold" style:font-weight-complex="bold" fo:language="en" fo:country="GB"/>
    </style:style>
    <style:style style:name="P11" style:parent-style-name="Normal" style:family="paragraph">
      <style:text-properties fo:language="en" fo:country="GB"/>
    </style:style>
    <style:style style:name="T12" style:parent-style-name="DefaultParagraphFont" style:family="text">
      <style:text-properties fo:font-weight="bold" style:font-weight-asian="bold" style:font-weight-complex="bold" fo:language="en" fo:country="GB"/>
    </style:style>
    <style:style style:name="P13" style:parent-style-name="Normal" style:family="paragraph">
      <style:text-properties fo:language="en" fo:country="GB"/>
    </style:style>
    <style:style style:name="P14" style:parent-style-name="Normal" style:list-style-name="LFO1" style:family="paragraph"/>
    <style:style style:name="T15" style:parent-style-name="DefaultParagraphFont" style:family="text">
      <style:text-properties fo:font-weight="bold" style:font-weight-asian="bold" style:font-weight-complex="bold" fo:language="en" fo:country="GB"/>
    </style:style>
    <style:style style:name="T16" style:parent-style-name="DefaultParagraphFont" style:family="text">
      <style:text-properties fo:language="en" fo:country="GB"/>
    </style:style>
    <style:style style:name="P17" style:parent-style-name="Normal" style:list-style-name="LFO1" style:family="paragraph"/>
    <style:style style:name="T18" style:parent-style-name="DefaultParagraphFont" style:family="text">
      <style:text-properties fo:font-weight="bold" style:font-weight-asian="bold" style:font-weight-complex="bold" fo:language="en" fo:country="GB"/>
    </style:style>
    <style:style style:name="T19" style:parent-style-name="DefaultParagraphFont" style:family="text">
      <style:text-properties fo:language="en" fo:country="GB"/>
    </style:style>
    <style:style style:name="P20" style:parent-style-name="Normal" style:list-style-name="LFO1" style:family="paragraph"/>
    <style:style style:name="T21" style:parent-style-name="DefaultParagraphFont" style:family="text">
      <style:text-properties fo:font-weight="bold" style:font-weight-asian="bold" style:font-weight-complex="bold" fo:language="en" fo:country="GB"/>
    </style:style>
    <style:style style:name="T22" style:parent-style-name="DefaultParagraphFont" style:family="text">
      <style:text-properties fo:language="en" fo:country="GB"/>
    </style:style>
    <style:style style:name="P23" style:parent-style-name="Normal" style:list-style-name="LFO1" style:family="paragraph"/>
    <style:style style:name="T24" style:parent-style-name="DefaultParagraphFont" style:family="text">
      <style:text-properties fo:font-weight="bold" style:font-weight-asian="bold" style:font-weight-complex="bold" fo:language="en" fo:country="GB"/>
    </style:style>
    <style:style style:name="T25" style:parent-style-name="DefaultParagraphFont" style:family="text">
      <style:text-properties fo:language="en" fo:country="GB"/>
    </style:style>
    <style:style style:name="P26" style:parent-style-name="Normal" style:family="paragraph">
      <style:text-properties fo:language="en" fo:country="GB"/>
    </style:style>
    <style:style style:name="T27" style:parent-style-name="DefaultParagraphFont" style:family="text">
      <style:text-properties fo:font-weight="bold" style:font-weight-asian="bold" style:font-weight-complex="bold"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T30" style:parent-style-name="DefaultParagraphFont" style:family="text">
      <style:text-properties fo:font-weight="bold" style:font-weight-asian="bold" style:font-weight-complex="bold" fo:language="en" fo:country="GB"/>
    </style:style>
    <style:style style:name="T31" style:parent-style-name="DefaultParagraphFont" style:family="text">
      <style:text-properties fo:language="en" fo:country="GB"/>
    </style:style>
    <style:style style:name="T32" style:parent-style-name="DefaultParagraphFont" style:family="text">
      <style:text-properties fo:font-style="italic" style:font-style-asian="italic" style:font-style-complex="italic" fo:language="en" fo:country="GB"/>
    </style:style>
    <style:style style:name="P33" style:parent-style-name="Normal" style:family="paragraph">
      <style:text-properties fo:font-weight="bold" style:font-weight-asian="bold" style:font-weight-complex="bold" fo:language="en" fo:country="GB"/>
    </style:style>
    <style:style style:name="P34" style:parent-style-name="Normal" style:family="paragraph">
      <style:text-properties fo:language="en" fo:country="GB"/>
    </style:style>
    <style:style style:name="T35" style:parent-style-name="DefaultParagraphFont" style:family="text">
      <style:text-properties fo:font-weight="bold" style:font-weight-asian="bold" style:font-weight-complex="bold" fo:language="en" fo:country="GB"/>
    </style:style>
    <style:style style:name="P36" style:parent-style-name="Normal" style:family="paragraph">
      <style:text-properties fo:language="en" fo:country="GB"/>
    </style:style>
    <style:style style:name="P37" style:parent-style-name="Normal" style:list-style-name="LFO2" style:family="paragraph"/>
    <style:style style:name="T38" style:parent-style-name="DefaultParagraphFont" style:family="text">
      <style:text-properties fo:font-weight="bold" style:font-weight-asian="bold" style:font-weight-complex="bold" fo:language="en" fo:country="GB"/>
    </style:style>
    <style:style style:name="T39" style:parent-style-name="DefaultParagraphFont" style:family="text">
      <style:text-properties fo:language="en" fo:country="GB"/>
    </style:style>
    <style:style style:name="P40" style:parent-style-name="Normal" style:list-style-name="LFO2" style:family="paragraph"/>
    <style:style style:name="T41" style:parent-style-name="DefaultParagraphFont" style:family="text">
      <style:text-properties fo:font-weight="bold" style:font-weight-asian="bold" style:font-weight-complex="bold" fo:language="en" fo:country="GB"/>
    </style:style>
    <style:style style:name="T42" style:parent-style-name="DefaultParagraphFont" style:family="text">
      <style:text-properties fo:language="en" fo:country="GB"/>
    </style:style>
    <style:style style:name="P43" style:parent-style-name="Normal" style:list-style-name="LFO2" style:family="paragraph"/>
    <style:style style:name="T44" style:parent-style-name="DefaultParagraphFont" style:family="text">
      <style:text-properties fo:font-weight="bold" style:font-weight-asian="bold" style:font-weight-complex="bold" fo:language="en" fo:country="GB"/>
    </style:style>
    <style:style style:name="T45" style:parent-style-name="DefaultParagraphFont" style:family="text">
      <style:text-properties fo:language="en" fo:country="GB"/>
    </style:style>
    <style:style style:name="P46" style:parent-style-name="Normal" style:list-style-name="LFO2" style:family="paragraph"/>
    <style:style style:name="T47" style:parent-style-name="DefaultParagraphFont" style:family="text">
      <style:text-properties fo:font-weight="bold" style:font-weight-asian="bold" style:font-weight-complex="bold" fo:language="en" fo:country="GB"/>
    </style:style>
    <style:style style:name="T48" style:parent-style-name="DefaultParagraphFont" style:family="text">
      <style:text-properties fo:language="en" fo:country="GB"/>
    </style:style>
    <style:style style:name="P49" style:parent-style-name="Normal" style:family="paragraph">
      <style:text-properties fo:language="en" fo:country="GB"/>
    </style:style>
    <style:style style:name="T50" style:parent-style-name="DefaultParagraphFont" style:family="text">
      <style:text-properties fo:font-weight="bold" style:font-weight-asian="bold" style:font-weight-complex="bold" fo:language="en" fo:country="GB"/>
    </style:style>
    <style:style style:name="T51" style:parent-style-name="DefaultParagraphFont" style:family="text">
      <style:text-properties fo:language="en" fo:country="GB"/>
    </style:style>
    <style:style style:name="T52" style:parent-style-name="DefaultParagraphFont" style:family="text">
      <style:text-properties fo:font-style="italic" style:font-style-asian="italic" style:font-style-complex="italic" fo:language="en" fo:country="GB"/>
    </style:style>
    <style:style style:name="T53" style:parent-style-name="DefaultParagraphFont" style:family="text">
      <style:text-properties fo:font-weight="bold" style:font-weight-asian="bold" style:font-weight-complex="bold" fo:language="en" fo:country="GB"/>
    </style:style>
    <style:style style:name="T54" style:parent-style-name="DefaultParagraphFont" style:family="text">
      <style:text-properties fo:language="en" fo:country="GB"/>
    </style:style>
    <style:style style:name="T55" style:parent-style-name="DefaultParagraphFont" style:family="text">
      <style:text-properties fo:font-weight="bold" style:font-weight-asian="bold" style:font-weight-complex="bold"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font-weight="bold" style:font-weight-asian="bold" style:font-weight-complex="bold" fo:language="en" fo:country="GB"/>
    </style:style>
    <style:style style:name="T59" style:parent-style-name="DefaultParagraphFont" style:family="text">
      <style:text-properties fo:language="en" fo:country="GB"/>
    </style:style>
    <style:style style:name="T60" style:parent-style-name="DefaultParagraphFont" style:family="text">
      <style:text-properties fo:font-style="italic" style:font-style-asian="italic" style:font-style-complex="italic" fo:language="en" fo:country="GB"/>
    </style:style>
    <style:style style:name="T61" style:parent-style-name="DefaultParagraphFont" style:family="text">
      <style:text-properties fo:font-weight="bold" style:font-weight-asian="bold" style:font-weight-complex="bold" fo:language="en" fo:country="GB"/>
    </style:style>
    <style:style style:name="P62" style:parent-style-name="Normal" style:family="paragraph">
      <style:text-properties fo:language="en" fo:country="GB"/>
    </style:style>
    <style:style style:name="P63" style:parent-style-name="Normal" style:list-style-name="LFO3" style:family="paragraph"/>
    <style:style style:name="T64" style:parent-style-name="DefaultParagraphFont" style:family="text">
      <style:text-properties fo:font-weight="bold" style:font-weight-asian="bold" style:font-weight-complex="bold" fo:language="en" fo:country="GB"/>
    </style:style>
    <style:style style:name="T65" style:parent-style-name="DefaultParagraphFont" style:family="text">
      <style:text-properties fo:language="en" fo:country="GB"/>
    </style:style>
    <style:style style:name="P66" style:parent-style-name="Normal" style:list-style-name="LFO3" style:family="paragraph"/>
    <style:style style:name="T67" style:parent-style-name="DefaultParagraphFont" style:family="text">
      <style:text-properties fo:font-weight="bold" style:font-weight-asian="bold" style:font-weight-complex="bold" fo:language="en" fo:country="GB"/>
    </style:style>
    <style:style style:name="T68" style:parent-style-name="DefaultParagraphFont" style:family="text">
      <style:text-properties fo:language="en" fo:country="GB"/>
    </style:style>
    <style:style style:name="P69" style:parent-style-name="Normal" style:list-style-name="LFO3" style:family="paragraph"/>
    <style:style style:name="T70" style:parent-style-name="DefaultParagraphFont" style:family="text">
      <style:text-properties fo:font-weight="bold" style:font-weight-asian="bold" style:font-weight-complex="bold" fo:language="en" fo:country="GB"/>
    </style:style>
    <style:style style:name="T71" style:parent-style-name="DefaultParagraphFont" style:family="text">
      <style:text-properties fo:language="en" fo:country="GB"/>
    </style:style>
    <style:style style:name="P72" style:parent-style-name="Normal" style:list-style-name="LFO3" style:family="paragraph"/>
    <style:style style:name="T73" style:parent-style-name="DefaultParagraphFont" style:family="text">
      <style:text-properties fo:font-weight="bold" style:font-weight-asian="bold" style:font-weight-complex="bold" fo:language="en" fo:country="GB"/>
    </style:style>
    <style:style style:name="T74" style:parent-style-name="DefaultParagraphFont" style:family="text">
      <style:text-properties fo:language="en" fo:country="GB"/>
    </style:style>
    <style:style style:name="P75" style:parent-style-name="Normal" style:family="paragraph">
      <style:text-properties fo:font-weight="bold" style:font-weight-asian="bold" style:font-weight-complex="bold" fo:language="en" fo:country="GB"/>
    </style:style>
    <style:style style:name="P76" style:parent-style-name="Normal" style:family="paragraph">
      <style:text-properties fo:language="en" fo:country="GB"/>
    </style:style>
    <style:style style:name="P77" style:parent-style-name="Normal" style:list-style-name="LFO4" style:family="paragraph"/>
    <style:style style:name="T78" style:parent-style-name="DefaultParagraphFont" style:family="text">
      <style:text-properties fo:font-weight="bold" style:font-weight-asian="bold" style:font-weight-complex="bold" fo:language="en" fo:country="GB"/>
    </style:style>
    <style:style style:name="T79" style:parent-style-name="DefaultParagraphFont" style:family="text">
      <style:text-properties fo:language="en" fo:country="GB"/>
    </style:style>
    <style:style style:name="P80" style:parent-style-name="Normal" style:list-style-name="LFO4" style:family="paragraph"/>
    <style:style style:name="T81" style:parent-style-name="DefaultParagraphFont" style:family="text">
      <style:text-properties fo:font-weight="bold" style:font-weight-asian="bold" style:font-weight-complex="bold" fo:language="en" fo:country="GB"/>
    </style:style>
    <style:style style:name="T82" style:parent-style-name="DefaultParagraphFont" style:family="text">
      <style:text-properties fo:language="en" fo:country="GB"/>
    </style:style>
    <style:style style:name="P83" style:parent-style-name="Normal" style:list-style-name="LFO4" style:family="paragraph"/>
    <style:style style:name="T84" style:parent-style-name="DefaultParagraphFont" style:family="text">
      <style:text-properties fo:font-weight="bold" style:font-weight-asian="bold" style:font-weight-complex="bold" fo:language="en" fo:country="GB"/>
    </style:style>
    <style:style style:name="T85" style:parent-style-name="DefaultParagraphFont" style:family="text">
      <style:text-properties fo:language="en" fo:country="GB"/>
    </style:style>
    <style:style style:name="T86" style:parent-style-name="DefaultParagraphFont" style:family="text">
      <style:text-properties fo:font-style="italic" style:font-style-asian="italic" style:font-style-complex="italic" fo:language="en" fo:country="GB"/>
    </style:style>
    <style:style style:name="T87" style:parent-style-name="DefaultParagraphFont" style:family="text">
      <style:text-properties fo:language="en" fo:country="GB"/>
    </style:style>
    <style:style style:name="P88" style:parent-style-name="Normal" style:list-style-name="LFO4" style:family="paragraph"/>
    <style:style style:name="T89" style:parent-style-name="DefaultParagraphFont" style:family="text">
      <style:text-properties fo:font-weight="bold" style:font-weight-asian="bold" style:font-weight-complex="bold" fo:language="en" fo:country="GB"/>
    </style:style>
    <style:style style:name="T90" style:parent-style-name="DefaultParagraphFont" style:family="text">
      <style:text-properties fo:language="en" fo:country="GB"/>
    </style:style>
    <style:style style:name="P91" style:parent-style-name="Normal" style:list-style-name="LFO4" style:family="paragraph"/>
    <style:style style:name="T92" style:parent-style-name="DefaultParagraphFont" style:family="text">
      <style:text-properties fo:font-weight="bold" style:font-weight-asian="bold" style:font-weight-complex="bold" fo:language="en" fo:country="GB"/>
    </style:style>
    <style:style style:name="T93" style:parent-style-name="DefaultParagraphFont" style:family="text">
      <style:text-properties fo:language="en" fo:country="GB"/>
    </style:style>
    <style:style style:name="P94" style:parent-style-name="Normal" style:family="paragraph">
      <style:text-properties fo:font-weight="bold" style:font-weight-asian="bold" style:font-weight-complex="bold"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font-weight="bold" style:font-weight-asian="bold" style:font-weight-complex="bold" fo:language="en" fo:country="GB"/>
    </style:style>
    <style:style style:name="P98" style:parent-style-name="Normal" style:family="paragraph">
      <style:text-properties fo:language="en" fo:country="GB"/>
    </style:style>
  </office:automatic-styles>
  <office:body>
    <office:text text:use-soft-page-breaks="true">
      <text:p text:style-name="P1">A Predictive Model for Proactive Supplier Risk Management and Waste Reduction using LightGBM</text:p>
      <text:p text:style-name="P2">Abstract</text:p>
      <text:p text:style-name="Normal"><text:span text:style-name="T3">In modern supply chains, the ability to proactively identify and mitigate supplier-related risks is critical for maintaining operational efficiency, product quality, and financial stability. This paper details the development and validation of a binary classification model using the Light Gradient Boosting Machine (LightGBM) algorithm, designed to predict supplier risk. The primary objective is to reduce waste and costs associated with Inter-Company Quality (ICQ) claims by identifying suppliers prone to quality issues. Leveraging a dataset of over 22,000 instances and 11 distinct features—including historical ICQ claims, Supplier Corrective Action Requests (SCAR), and spend data—we developed a model that successfully distinguishes between "Risky" and "Non-Risky" suppliers. The model achieves an accuracy of 77% and a Receiver Operating Characteristic (ROC) Area Under the Curve (AUC) of 0.86, demonstrating a strong predictive capability. The findings confirm that data-driven predictive analytics can serve as a powerful tool for strategic vendor selection, improving the overall product lifecycle and significantly reducing quality-related complaints and material waste. This study provides a blueprint for transitioning from a reactive to a data-driven, proactive supplier quality assurance framework.</text:span></text:p>
      <text:p text:style-name="P4">Keywords</text:p>
      <text:p text:style-name="Normal"><text:span text:style-name="T5">Supplier Risk Management, Predictive Analytics, Machine Learning, LightGBM, Binary Classification, Supply Chain Management, Quality Control, Waste Reduction, ICQ Claims.</text:span></text:p>
      <text:p text:style-name="P6">I. INTRODUCTION</text:p>
      <text:p text:style-name="P7">The globalization and increasing complexity of modern supply chains have introduced unprecedented efficiencies, but they have also exposed businesses to a wide array of vulnerabilities. Among the most critical of these is supplier-related risk. The performance of a single supplier can have cascading effects throughout the value chain, impacting production schedules, manufacturing costs, final product quality, and ultimately, customer satisfaction. Ineffective or low-quality suppliers are a direct source of operational friction, leading to increased material waste, costly production delays, and a higher frequency of customer complaints that can tarnish a company's reputation.</text:p>
      <text:p text:style-name="P8">A key performance indicator for tracking these issues is the Inter-Company Quality (ICQ) claim, a formal complaint filed against a supplier for failing to meet quality standards. A high volume of ICQ claims is a clear signal of an underperforming, "risky" supplier, resulting in tangible financial losses from rework, scrap, and warranty claims, as well as intangible damage to brand equity.</text:p>
      <text:p text:style-name="P9">Historically, the management of supplier quality has been predominantly reactive. Problems are typically addressed only after a defective component has been received, a production line has been halted, or a negative customer review has been posted. This reactive paradigm is inherently inefficient and places the organization in a constant state of firefighting. The core objective of this project was to engineer a<text:s/><text:soft-page-break/>paradigm shift—from reactive problem-solving to proactive risk mitigation. We sought to develop a robust predictive model capable of forecasting the likelihood of a supplier becoming a source of high ICQ claims, thereby classifying them as "Risky" or "Non-Risky." By identifying these high-risk suppliers in advance, the business can implement targeted interventions, optimize its vendor portfolio, and ensure quality is built into the supply chain from the outset. This paper presents the comprehensive methodology, detailed performance evaluation, and strategic implications of this predictive model.</text:p>
      <text:p text:style-name="P10">II. METHODOLOGY</text:p>
      <text:p text:style-name="P11">The project followed a structured data science methodology, encompassing data acquisition and preprocessing, feature engineering, model selection and development, and rigorous validation to create a reliable and interpretable binary classification system.</text:p>
      <text:p text:style-name="Normal"><text:span text:style-name="T12">A. Data Acquisition and Preprocessing</text:span></text:p>
      <text:p text:style-name="P13">The foundation of this study is a comprehensive internal dataset containing over 22,000 unique supplier records, compiled over a significant operational period. The model was trained using 11 key features derived from various enterprise data systems. The primary data sources included:</text:p>
      <text:list text:style-name="LFO1" text:continue-numbering="true">
        <text:list-item>
          <text:p text:style-name="P14"><text:span text:style-name="T15">ICQ Claims Data:</text:span><text:span text:style-name="T16"><text:s/>Historical records of quality complaints, including frequency and severity.</text:span></text:p>
        </text:list-item>
        <text:list-item>
          <text:p text:style-name="P17"><text:span text:style-name="T18">SCAR Data:</text:span><text:span text:style-name="T19"><text:s/>Information from Supplier Corrective Action Requests, indicating formal quality investigations.</text:span></text:p>
        </text:list-item>
        <text:list-item>
          <text:p text:style-name="P20"><text:span text:style-name="T21">SPDCR Data:</text:span><text:span text:style-name="T22"><text:s/>Records from Supplier Profile Data Change Requests, which can sometimes correlate with operational instability.</text:span></text:p>
        </text:list-item>
        <text:list-item>
          <text:p text:style-name="P23"><text:span text:style-name="T24">Spend Data:</text:span><text:span text:style-name="T25"><text:s/>Financial information detailing the volume and value of procurement from each supplier.</text:span></text:p>
        </text:list-item>
      </text:list>
      <text:p text:style-name="P26">Data preprocessing was a critical step. The raw data was cleaned to handle missing values and inconsistencies. The target variable—the binary "Risky" or "Non-Risky" label—was engineered based on a predefined threshold of historical ICQ claim activity. Suppliers exceeding this threshold were classified as "Risky," providing a clear, objective target for the supervised learning algorithm.</text:p>
      <text:p text:style-name="Normal"><text:span text:style-name="T27">B. Model Development and Training</text:span></text:p>
      <text:p text:style-name="P28">For this classification task, we selected the Light Gradient Boosting Machine (LightGBM) algorithm. LightGBM is a state-of-the-art, gradient boosting framework renowned for its high performance, speed, and efficiency, particularly with large datasets. Unlike traditional gradient boosting methods that grow trees level-wise, LightGBM grows trees leaf-wise, a strategy that often results in lower loss and better accuracy. Its ability to handle a mix of numerical and categorical features and its inherent resistance to overfitting made it an ideal choice for this application.</text:p>
      <text:p text:style-name="P29">The objective was to train the LightGBM model to learn the complex, non-linear relationships between the input features and the binary outcome. The full dataset was partitioned into a training set (80%) and<text:s/><text:soft-page-break/>a testing set (20%). The model was trained exclusively on the training data, while the testing data was held back as a completely unseen dataset to provide an unbiased evaluation of the model's real-world performance and its ability to generalize. Hyperparameter tuning was performed using a systematic search to find the optimal model configuration that maximized predictive power.</text:p>
      <text:p text:style-name="Normal"><text:span text:style-name="T30">[INSERT GRAPH HERE: Top 5 Features]</text:span><text:span text:style-name="T31"><text:s/></text:span><text:span text:style-name="T32">Figure 1: A bar chart illustrating the feature importance scores for the top 5 predictors used by the LightGBM model. This highlights the most influential data points in determining supplier risk.</text:span></text:p>
      <text:p text:style-name="P33">III. RESULTS AND DISCUSSION</text:p>
      <text:p text:style-name="P34">The trained model's performance was holistically evaluated using a suite of industry-standard metrics for classification tasks. The results compellingly demonstrate a highly effective and reliable predictive tool ready for operational deployment.</text:p>
      <text:p text:style-name="Normal"><text:span text:style-name="T35">A. Classification Performance</text:span></text:p>
      <text:p text:style-name="P36">The model's core ability to correctly classify suppliers was measured using accuracy, precision, recall, and the F1-score.</text:p>
      <text:list text:style-name="LFO2" text:continue-numbering="true">
        <text:list-item>
          <text:p text:style-name="P37"><text:span text:style-name="T38">Accuracy:</text:span><text:span text:style-name="T39"><text:s/>77%</text:span></text:p>
        </text:list-item>
        <text:list-item>
          <text:p text:style-name="P40"><text:span text:style-name="T41">Precision:</text:span><text:span text:style-name="T42"><text:s/>77%</text:span></text:p>
        </text:list-item>
        <text:list-item>
          <text:p text:style-name="P43"><text:span text:style-name="T44">Recall (Sensitivity):</text:span><text:span text:style-name="T45"><text:s/>75%</text:span></text:p>
        </text:list-item>
        <text:list-item>
          <text:p text:style-name="P46"><text:span text:style-name="T47">F1-Score:</text:span><text:span text:style-name="T48"><text:s/>76%</text:span></text:p>
        </text:list-item>
      </text:list>
      <text:p text:style-name="P49">An accuracy of 77% signifies that the model correctly predicts a supplier's risk profile in over three-quarters of all cases. Precision of 77% means that when the model flags a supplier as "Risky," it is correct 77% of the time, minimizing the cost of investigating false positives. A recall of 75% is equally important, as it indicates the model successfully identifies 75% of all the truly risky suppliers in the population, allowing the business to capture the majority of potential threats. The F1-Score of 76% confirms a healthy balance between precision and recall, which is crucial for a business application where both false positives and false negatives carry costs.</text:p>
      <text:p text:style-name="Normal"><text:span text:style-name="T50">[INSERT CHART HERE: Performance Metrics / Confusion Matrix]</text:span><text:span text:style-name="T51"><text:s/></text:span><text:span text:style-name="T52">Figure 2: A visual representation of the model's classification performance, such as a confusion matrix detailing the counts of true positives, true negatives, false positives, and false negatives.</text:span></text:p>
      <text:p text:style-name="Normal"><text:span text:style-name="T53">B. ROC Curve and AUC</text:span></text:p>
      <text:p text:style-name="Normal"><text:span text:style-name="T54">The Receiver Operating Characteristic (ROC) curve is a critical tool for visualizing and evaluating the diagnostic ability of a binary classifier. The Area Under the Curve (AUC) provides a single, aggregate measure of performance across all possible classification thresholds. Our model achieved an<text:s/></text:span><text:span text:style-name="T55">AUC of 0.859</text:span><text:span text:style-name="T56">, a result that is considered excellent. An AUC score this close to 1.0 indicates a high degree of<text:s/></text:span><text:soft-page-break/><text:span text:style-name="T57">separability, meaning the model is very effective at distinguishing between the "Risky" and "Non-Risky" classes.</text:span></text:p>
      <text:p text:style-name="Normal"><text:span text:style-name="T58">[INSERT GRAPH HERE: ROC Curve]</text:span><text:span text:style-name="T59"><text:s/></text:span><text:span text:style-name="T60">Figure 3: The ROC curve for the supplier risk model, plotting the True Positive Rate (Recall) against the False Positive Rate. The high AUC of 0.859 is visually represented by the curve's strong arch towards the top-left corner.</text:span></text:p>
      <text:p text:style-name="Normal"><text:span text:style-name="T61">C. Advanced Performance Metrics</text:span></text:p>
      <text:p text:style-name="P62">Further analysis provided deeper insights into the model's practical utility:</text:p>
      <text:list text:style-name="LFO3" text:continue-numbering="true">
        <text:list-item>
          <text:p text:style-name="P63"><text:span text:style-name="T64">Lift at 40%:</text:span><text:span text:style-name="T65"><text:s/>1.704. This powerful metric demonstrates the model's efficiency. It means that by focusing on the top 40% of suppliers ranked by the model's risk score, the quality assurance team is 1.7 times more likely to find a genuinely risky supplier than if they were to select suppliers at random. This allows for highly efficient allocation of limited resources.</text:span></text:p>
        </text:list-item>
        <text:list-item>
          <text:p text:style-name="P66"><text:span text:style-name="T67">Average Precision:</text:span><text:span text:style-name="T68"><text:s/>0.87. This high value reflects the model's ability to rank risky suppliers consistently higher than non-risky ones across the entire dataset, confirming the reliability of its risk scoring.</text:span></text:p>
        </text:list-item>
        <text:list-item>
          <text:p text:style-name="P69"><text:span text:style-name="T70">Log Loss:</text:span><text:span text:style-name="T71"><text:s/>0.4564. A low log loss value signifies that the model's probability predictions are confident and accurate.</text:span></text:p>
        </text:list-item>
        <text:list-item>
          <text:p text:style-name="P72"><text:span text:style-name="T73">Calibration Loss:</text:span><text:span text:style-name="T74"><text:s/>0.0357. This exceptionally low value is crucial, showing that the predicted probabilities are well-calibrated. For example, when the model predicts an 80% risk, the actual proportion of those suppliers who are risky is very close to 80%.</text:span></text:p>
        </text:list-item>
      </text:list>
      <text:p text:style-name="P75">IV. BUSINESS IMPACT AND APPLICATION</text:p>
      <text:p text:style-name="P76">The development of this predictive model is not merely an academic exercise; it provides significant, actionable strategic value. The primary impact is enabling a fundamental shift from a reactive to a proactive supplier management strategy. By integrating the model's predictions into daily procurement and quality control workflows, the business can achieve transformative results:</text:p>
      <text:list text:style-name="LFO4" text:continue-numbering="true">
        <text:list-item>
          <text:p text:style-name="P77"><text:span text:style-name="T78">Focused Resource Allocation:</text:span><text:span text:style-name="T79"><text:s/>Instead of spreading resources thinly across all suppliers, the business can prioritize audits, site visits, and collaborative improvement programs on the small subset of suppliers identified as high-risk.</text:span></text:p>
        </text:list-item>
        <text:list-item>
          <text:p text:style-name="P80"><text:span text:style-name="T81">Data-Driven Vendor Selection:</text:span><text:span text:style-name="T82"><text:s/>The model's risk score can be used as a critical data point during the procurement process, helping to vet new suppliers and re-evaluate contracts with incumbent, high-risk vendors.</text:span></text:p>
        </text:list-item>
        <text:list-item>
          <text:p text:style-name="P83"><text:span text:style-name="T84">Proactive ICQ Claim Prevention:</text:span><text:span text:style-name="T85"><text:s/>The model acts as an early warning system. It allows the quality team to intervene with a high-risk supplier<text:s/></text:span><text:span text:style-name="T86">before</text:span><text:span text:style-name="T87"><text:s/>quality issues escalate into formal claims, saving significant administrative overhead and direct costs.</text:span></text:p>
        </text:list-item>
        <text:list-item>
          <text:p text:style-name="P88"><text:span text:style-name="T89">Systematic Waste Reduction:</text:span><text:span text:style-name="T90"><text:s/>By improving the quality of incoming materials, the model directly contributes to minimizing the waste of materials, time, and resources associated with reworking or scrapping defective components.</text:span></text:p>
        </text:list-item>
        <text:list-item>
          <text:p text:style-name="P91"><text:span text:style-name="T92">Enhanced Product Lifecycle:</text:span><text:span text:style-name="T93"><text:s/>Ensuring higher quality inputs leads to a more reliable and durable final product. This improves the customer experience, reduces warranty claims, and strengthens the brand's reputation for quality.</text:span></text:p>
        </text:list-item>
      </text:list>
      <text:p text:style-name="P94">V. CONCLUSION AND FUTURE WORK</text:p>
      <text:p text:style-name="P95">This project has successfully demonstrated that a machine learning approach, specifically using the LightGBM model, can be effectively applied to predict supplier risk with a high degree of accuracy and reliability. The developed binary classification model, achieving 77% accuracy and an AUC of 0.86, serves as a powerful and validated tool for identifying suppliers who are likely to generate quality issues and ICQ claims. By embedding this data-driven intelligence into its operational framework, the organization is well-positioned to reduce waste, select higher-quality vendors, and enhance overall product and supply chain integrity.</text:p>
      <text:p text:style-name="P96">While the current model is highly effective, future work will focus on continuous improvement. We plan to explore the integration of additional data streams, such as third-party financial risk data and logistics performance metrics, to further enrich the feature set. Furthermore, we will implement a robust monitoring and retraining protocol to ensure the model adapts over time to evolving market conditions and supplier dynamics, maintaining its predictive accuracy long into the future.</text:p>
      <text:p text:style-name="P97">VI. REFERENCES</text:p>
      <text:p text:style-name="P98">[Placeholder for references. You can add academic papers, books, or internal documents that you consulted during your projec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rikrishnan A</meta:initial-creator>
    <dc:creator>Harikrishnan A</dc:creator>
    <meta:creation-date>2025-07-29T12:16:00Z</meta:creation-date>
    <dc:date>2025-07-29T12:22:00Z</dc:date>
    <meta:template xlink:href="Normal" xlink:type="simple"/>
    <meta:editing-cycles>1</meta:editing-cycles>
    <meta:editing-duration>PT300S</meta:editing-duration>
    <meta:user-defined meta:name="GrammarlyDocumentId">ac7f0031-adf8-455f-ab5f-57e4b1264336</meta:user-defined>
    <meta:document-statistic meta:page-count="5" meta:paragraph-count="61" meta:word-count="1818" meta:character-count="12666" meta:row-count="158" meta:non-whitespace-character-count="10909"/>
  </office:meta>
</office:document-meta>
</file>